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Optima-Regular" svg:font-family="Optima-Regular" style:font-family-generic="roman" style:font-pitch="variable"/>
    <style:font-face style:name="Tahoma" svg:font-family="Tahoma" style:font-family-generic="roman" style:font-pitch="variable"/>
    <style:font-face style:name="Tw Cen MT" svg:font-family="'Tw Cen 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tima-Regular1" svg:font-family="Optima-Regular"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5.487cm" fo:margin-left="-0.199cm" fo:margin-top="0cm" fo:margin-bottom="0cm" table:align="left" style:writing-mode="lr-tb"/>
    </style:style>
    <style:style style:name="Table1.A" style:family="table-column">
      <style:table-column-properties style:column-width="5.161cm"/>
    </style:style>
    <style:style style:name="Table1.B" style:family="table-column">
      <style:table-column-properties style:column-width="5.163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7.743cm" fo:margin-top="0cm" fo:margin-bottom="0cm" table:align="center" style:writing-mode="lr-tb"/>
    </style:style>
    <style:style style:name="Table2.A" style:family="table-column">
      <style:table-column-properties style:column-width="7.743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Header">
      <loext:graphic-properties draw:fill="solid" draw:fill-color="#d9d9d9"/>
      <style:paragraph-properties fo:background-color="#d9d9d9"/>
      <style:text-properties fo:font-style="italic" style:font-style-asian="italic"/>
    </style:style>
    <style:style style:name="P2" style:family="paragraph" style:parent-style-name="Footer">
      <loext:graphic-properties draw:fill="solid" draw:fill-color="#d9d9d9"/>
      <style:paragraph-properties fo:background-color="#d9d9d9"/>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style:font-name="Tw Cen MT" fo:font-size="14pt" fo:font-weight="bold" style:font-size-asian="14pt" style:font-weight-asian="bold" style:font-size-complex="14pt"/>
    </style:style>
    <style:style style:name="P5" style:family="paragraph" style:parent-style-name="Standard">
      <style:paragraph-properties fo:margin-top="0cm" fo:margin-bottom="0cm" loext:contextual-spacing="false" fo:line-height="100%" fo:text-align="justify" style:justify-single-word="false"/>
    </style:style>
    <style:style style:name="P6" style:family="paragraph" style:parent-style-name="List_20_Paragraph">
      <style:paragraph-properties fo:text-align="justify" style:justify-single-word="false"/>
    </style:style>
    <style:style style:name="P7" style:family="paragraph" style:parent-style-name="List_20_Paragraph">
      <style:paragraph-properties fo:margin-left="2.54cm" fo:margin-right="0cm" fo:text-align="justify" style:justify-single-word="false" fo:text-indent="0cm" style:auto-text-indent="false"/>
    </style:style>
    <style:style style:name="P8" style:family="paragraph" style:parent-style-name="Standard" style:master-page-name="Standard">
      <style:paragraph-properties fo:text-align="center" style:justify-single-word="false" style:page-number="auto"/>
      <style:text-properties style:font-name="Tw Cen MT" fo:font-size="14pt" fo:font-weight="bold" style:font-size-asian="14pt" style:font-weight-asian="bold" style:font-size-complex="14pt"/>
    </style:style>
    <style:style style:name="P9" style:family="paragraph" style:parent-style-name="List_20_Paragraph" style:list-style-name="WWNum1">
      <style:paragraph-properties fo:text-align="justify" style:justify-single-word="false"/>
    </style:style>
    <style:style style:name="P10" style:family="paragraph" style:parent-style-name="List_20_Paragraph" style:list-style-name="WWNum1">
      <style:paragraph-properties fo:text-align="justify" style:justify-single-word="false"/>
      <style:text-properties style:text-line-through-style="solid" style:text-line-through-type="single"/>
    </style:style>
    <style:style style:name="P11" style:family="paragraph" style:parent-style-name="List_20_Paragraph" style:list-style-name="WWNum2">
      <style:paragraph-properties fo:margin-top="0cm" fo:margin-bottom="0cm" loext:contextual-spacing="true" fo:line-height="100%" fo:text-align="justify" style:justify-single-word="false"/>
    </style:style>
    <style:style style:name="P12" style:family="paragraph" style:parent-style-name="List_20_Paragraph" style:list-style-name="WWNum3">
      <style:paragraph-properties fo:margin-top="0cm" fo:margin-bottom="0cm" loext:contextual-spacing="true" fo:line-height="100%" fo:text-align="justify" style:justify-single-word="false"/>
    </style:style>
    <style:style style:name="T1" style:family="text">
      <style:text-properties fo:font-style="italic" style:font-style-asian="italic"/>
    </style:style>
    <style:style style:name="T2" style:family="text">
      <style:text-properties fo:font-style="italic" style:font-style-asian="italic" style:font-name-complex="Calibri1"/>
    </style:style>
    <style:style style:name="T3" style:family="text">
      <style:text-properties style:font-name="Courier New" style:font-name-complex="Courier New2"/>
    </style:style>
    <style:style style:name="T4" style:family="text">
      <style:text-properties style:font-name="Courier New" fo:font-weight="bold" style:font-weight-asian="bold" style:font-name-complex="Courier New2"/>
    </style:style>
    <style:style style:name="T5" style:family="text">
      <style:text-properties style:font-name="Courier New" fo:font-size="10pt" style:font-size-asian="10pt" style:font-name-complex="Courier New2" style:font-size-complex="10pt"/>
    </style:style>
    <style:style style:name="T6" style:family="text">
      <style:text-properties fo:font-weight="bold" style:font-weight-asian="bold"/>
    </style:style>
    <style:style style:name="T7" style:family="text">
      <style:text-properties style:font-name="Optima-Regular" fo:font-size="10pt" style:font-size-asian="10pt" style:font-name-complex="Optima-Regular1" style:font-size-complex="10pt"/>
    </style:style>
    <style:style style:name="T8" style:family="text">
      <style:text-properties style:text-line-through-style="solid" style:text-line-through-type="single"/>
    </style:style>
    <style:style style:name="T9" style:family="text">
      <style:text-properties style:text-line-through-style="solid" style:text-line-through-type="single" style:font-name="Courier New" style:font-name-complex="Courier New2"/>
    </style:style>
    <style:style style:name="T10" style:family="text">
      <style:text-properties officeooo:rsid="001064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ravail pratique 1 ( 10 % )</text:p>
      <text:p text:style-name="P4">Créer un design original pour le site CSS Zen Garden en utilisant une CSS</text:p>
      <text:p text:style-name="Standard"/>
      <text:p text:style-name="P3">Nous avons regardé le site CSS Zen Garden ( <text:a xlink:type="simple" xlink:href="http://www.csszengarden.com/" text:style-name="Internet_20_link" text:visited-style-name="Visited_20_Internet_20_Link">www.csszengarden.com</text:a> ) ensemble en classe où différents créateurs web soumettent leur design d’une page web où uniquement la page CSS est modifiée. C’est votre tour de créer un design original pour cette page !</text:p>
      <text:list xml:id="list4360815824907636274" text:style-name="WWNum1">
        <text:list-item>
          <text:p text:style-name="P9">Vous devez d’abord télécharger le page HTML présente sur la page d’accueil ( ou prendre la version française qui est sur LÉA ). <text:s/>Vous ne pouvez pas modifier la page HTML; la page contient un grand nombre de balises permettant de varier à l’infini le positionnement des blocs On suggère également d’utiliser des <text:span text:style-name="T3">:before </text:span>et des <text:span text:style-name="T3">:after</text:span>…bonne idée !</text:p>
        </text:list-item>
      </text:list>
      <text:p text:style-name="P6"/>
      <text:list xml:id="list181734490373275" text:continue-numbering="true" text:style-name="WWNum1">
        <text:list-item>
          <text:p text:style-name="P9">Vous devez détermin<text:span text:style-name="T10">i</text:span>er un thème et un design pour votre page. Regardez les nombreux exemples pour vous aider; bien entendu toute version trop inspirée d’un exemple existant sera refusée. </text:p>
        </text:list-item>
      </text:list>
      <text:p text:style-name="P6"/>
      <text:p text:style-name="P6">Bien que regarder et/ou emprunter des bouts de code sur le web soit une pratique courante, je m’attends à ce que votre CSS soit une composition originale. Utilisez des photos ou des images que vous avez le droit d’utiliser.</text:p>
      <text:p text:style-name="P6"/>
      <text:p text:style-name="P6">Rédigez un document dans lequel vous présentez le positionnement de vos blocs div, le nombre de colonnes, leur dimension <text:s/>et énoncez votre choix de thème. Ce thème devra se refléter à l’aide d’images de fond, de choix de couleurs, de polices etc. Le document devra comprendre un court texte donnant 3 éléments graphiques que vous avez utilisé pour appuyer votre choix de thème.</text:p>
      <text:p text:style-name="P6"/>
      <text:p text:style-name="P6">*** le thème et les choix d’images doit être de bon goût, en cas de doute vous pouvez me consulter ***</text:p>
      <text:p text:style-name="P6"/>
      <text:list xml:id="list181735186400366" text:continue-numbering="true" text:style-name="WWNum1">
        <text:list-item>
          <text:p text:style-name="P9">CONSEIL : Le développement de votre CSS doit être fait étape par étape, une démarche proposée :</text:p>
          <text:list>
            <text:list-item>
              <text:p text:style-name="P9">Travailler sur vos choix de police d’abord </text:p>
            </text:list-item>
            <text:list-item>
              <text:p text:style-name="P9">Travailler ensuite sur le padding et les marges</text:p>
            </text:list-item>
            <text:list-item>
              <text:p text:style-name="P9">Travailler sur vos images de background </text:p>
            </text:list-item>
            <text:list-item>
              <text:p text:style-name="P9">Finalement, développer votre page en utilisant principalement la propriété float et, à un moindre niveau, en utilisant des éléments relatifs et absolus</text:p>
            </text:list-item>
          </text:list>
        </text:list-item>
      </text:list>
      <text:p text:style-name="P7"><text:soft-page-break/></text:p>
      <text:list xml:id="list181735250596105" text:continue-numbering="true" text:style-name="WWNum1">
        <text:list-item>
          <text:p text:style-name="P9">Les éléments que je ne regarderai pas :</text:p>
          <text:list>
            <text:list-item>
              <text:p text:style-name="P9">La compatibilité avec Internet Explorer; on ne peut pas faire de CSS conditionnelles</text:p>
            </text:list-item>
          </text:list>
        </text:list-item>
      </text:list>
      <text:p text:style-name="P7"/>
      <text:list xml:id="list181734516445546" text:continue-numbering="true" text:style-name="WWNum1">
        <text:list-item>
          <text:p text:style-name="P9">Éléments obligatoires </text:p>
          <text:list>
            <text:list-item>
              <text:p text:style-name="P10">Votre page doit utiliser le « responsive design » pour qu’elle soit présentable sur une tablette ou un téléphone. Dans certaines versions, vous pouvez limiter le design à une colonne. Dans les versions plus larges, vous devez présenter les informations avec plus d’une colonne.</text:p>
            </text:list-item>
          </text:list>
        </text:list-item>
      </text:list>
      <text:p text:style-name="P7"/>
      <text:list xml:id="list181734117913650" text:continue-numbering="true" text:style-name="WWNum1">
        <text:list-item>
          <text:list>
            <text:list-item>
              <text:p text:style-name="P10"><text:span text:style-name="T6">La page HTML ne doit pas être modifiée ( à part ajouté un </text:span><text:span text:style-name="T4">link</text:span><text:span text:style-name="T6"> vers votre </text:span><text:span text:style-name="T4">css</text:span><text:span text:style-name="T6"> ) </text:span></text:p>
            </text:list-item>
          </text:list>
        </text:list-item>
      </text:list>
      <text:p text:style-name="List_20_Paragraph"/>
      <text:p text:style-name="P7"/>
      <text:list xml:id="list181735473580680" text:continue-numbering="true" text:style-name="WWNum1">
        <text:list-item>
          <text:list>
            <text:list-item>
              <text:p text:style-name="P9"><text:span text:style-name="T8">Utiliser des techniques de remplacement de texte par image pour toutes les entêtes ( balises </text:span><text:span text:style-name="T9">&lt;h1&gt;, &lt;h2&gt; et &lt;h3&gt;</text:span><text:span text:style-name="T8"> ); tel que vu en classe, on veut conserver le texte HTML lisible pour les référencements Google ( pas de display-none ) . Cependant, le titre principal et les titres de sections devront être constitués d’image de remplacement. Nous avons vu trois techniques en classe pour ce faire, mais l'auteur suggère la technique de Kellum: (</text:span><text:a xlink:type="simple" xlink:href="http://www.zeldman.com/2012/03/01/replacing-the-9999px-hack-new-image-replacement/" text:style-name="Internet_20_link" text:visited-style-name="Visited_20_Internet_20_Link"><text:span text:style-name="T8">http://www.zeldman.com/2012/03/01/replacing-the-9999px-hack-new-image-replacement/</text:span></text:a><text:span text:style-name="T8"> )</text:span></text:p>
            </text:list-item>
          </text:list>
        </text:list-item>
      </text:list>
      <text:p text:style-name="P7"/>
      <text:list xml:id="list181734840939065" text:continue-numbering="true" text:style-name="WWNum1">
        <text:list-item>
          <text:list>
            <text:list-item>
              <text:p text:style-name="P10">Au moins une image de fond doit avoir été créée / modifiée à l’aide d’Illustrator et inclure un travail sur l’image ( filtre, masque d’opacité, gradient, etc ). Vous devez remettre votre fichier de travail ( Illustrator ) pour que je puisse <text:span text:style-name="T1">savourer</text:span> le travail que vous avez fait.</text:p>
            </text:list-item>
          </text:list>
        </text:list-item>
      </text:list>
      <text:p text:style-name="List_20_Paragraph"/>
      <text:p text:style-name="P7"/>
      <text:list xml:id="list181736081761415" text:continue-numbering="true" text:style-name="WWNum1">
        <text:list-item>
          <text:list>
            <text:list-item>
              <text:p text:style-name="P9"><text:span text:style-name="T8">Soumettez votre CSS au validateur CSS (</text:span><text:a xlink:type="simple" xlink:href="http://jigsaw.w3.org/css-validator/" text:style-name="Internet_20_link" text:visited-style-name="Visited_20_Internet_20_Link"><text:span text:style-name="T8">http://jigsaw.w3.org/css-validator/</text:span></text:a><text:span text:style-name="T8">) </text:span></text:p>
            </text:list-item>
          </text:list>
        </text:list-item>
      </text:list>
      <text:p text:style-name="P7"/>
      <text:list xml:id="list181735920581699" text:continue-numbering="true" text:style-name="WWNum1">
        <text:list-item>
          <text:list>
            <text:list-item>
              <text:p text:style-name="P9">Votre CSS soit être bien commentée, n’hésitez pas à mentionner votre source pour certains passages difficiles</text:p>
            </text:list-item>
          </text:list>
        </text:list-item>
      </text:list>
      <text:p text:style-name="P7"/>
      <text:list xml:id="list181735767090033" text:continue-numbering="true" text:style-name="WWNum1">
        <text:list-item>
          <text:list>
            <text:list-item>
              <text:p text:style-name="P10">Intégrez une nouvelle propriété CSS3 dont on n’a pas parlé durant le cours dans votre design. Mentionnez-là dans votre document de présentation</text:p>
            </text:list-item>
          </text:list>
        </text:list-item>
      </text:list>
      <text:p text:style-name="P7"/>
      <text:list xml:id="list181734607052037" text:continue-numbering="true" text:style-name="WWNum1">
        <text:list-item>
          <text:list>
            <text:list-item>
              <text:p text:style-name="P10">Étant donné que vous ne pouvez modifier le .html, vous ne pouvez pas ajouter de nouvelles sections, de nouvelles classes. L'utilisation des pseudo-éléments :<text:span text:style-name="T3">before</text:span>, :<text:span text:style-name="T3">after</text:span> de même que <text:soft-page-break/>des sélecteurs de type <text:span text:style-name="T3">nth-child</text:span> peut vous aider à améliorer votre design .</text:p>
            </text:list-item>
          </text:list>
        </text:list-item>
      </text:list>
      <text:p text:style-name="List_20_Paragraph"/>
      <text:p text:style-name="P7"/>
      <text:list xml:id="list181735616365857" text:continue-numbering="true" text:style-name="WWNum1">
        <text:list-item>
          <text:list>
            <text:list-item>
              <text:p text:style-name="P9">Pour les liens, utilisez des pseudo-classes pour améliorer l’aspect de votre page ( <text:span text:style-name="T5">a:link, a:visited, a:hover, a:active</text:span><text:span text:style-name="T7"> ).Faites en sorte qu’ils soient suffisamment différents pour que le changement soit visible.</text:span></text:p>
            </text:list-item>
          </text:list>
        </text:list-item>
      </text:list>
      <text:p text:style-name="P7"/>
      <text:list xml:id="list181735789516704" text:continue-numbering="true" text:style-name="WWNum1">
        <text:list-item>
          <text:list>
            <text:list-item>
              <text:p text:style-name="P10">Bien que le positionnement de la page complète ne doit pas l’utiliser, faites en sorte qu’un élément de votre page soit positionné à l’aide de la propriété <text:bookmark-start text:name="_GoBack"/><text:span text:style-name="T4">position</text:span> <text:bookmark-end text:name="_GoBack"/>( absolue, relative ou fixe ) </text:p>
            </text:list-item>
          </text:list>
        </text:list-item>
      </text:list>
      <text:p text:style-name="List_20_Paragraph"/>
      <text:p text:style-name="P7"/>
      <text:p text:style-name="P3">Évaluation</text:p>
      <table:table table:name="Table1" table:style-name="Table1">
        <table:table-column table:style-name="Table1.A"/>
        <table:table-column table:style-name="Table1.B" table:number-columns-repeated="2"/>
        <table:table-row table:style-name="Table1.1">
          <table:table-cell table:style-name="Table1.A1" office:value-type="string">
            <text:p text:style-name="P5">Éléments obligatoires </text:p>
          </table:table-cell>
          <table:table-cell table:style-name="Table1.A1" office:value-type="string">
            <text:p text:style-name="P5"/>
          </table:table-cell>
          <table:table-cell table:style-name="Table1.A1" office:value-type="string">
            <text:p text:style-name="P5">70%</text:p>
          </table:table-cell>
        </table:table-row>
        <table:table-row table:style-name="Table1.1">
          <table:table-cell table:style-name="Table1.A1" office:value-type="string">
            <text:p text:style-name="P5">Respect du thème choisi</text:p>
          </table:table-cell>
          <table:table-cell table:style-name="Table1.A1" office:value-type="string">
            <text:list xml:id="list2589413686369956542" text:style-name="WWNum2">
              <text:list-item>
                <text:p text:style-name="P11">Choix de couleurs crédible</text:p>
              </text:list-item>
              <text:list-item>
                <text:p text:style-name="P11">Lien entre les images de fond et les couleurs</text:p>
              </text:list-item>
            </text:list>
          </table:table-cell>
          <table:table-cell table:style-name="Table1.A1" office:value-type="string">
            <text:p text:style-name="P5">10%</text:p>
          </table:table-cell>
        </table:table-row>
        <table:table-row table:style-name="Table1.1">
          <table:table-cell table:style-name="Table1.A1" office:value-type="string">
            <text:p text:style-name="P5">Document de remise</text:p>
          </table:table-cell>
          <table:table-cell table:style-name="Table1.A1" office:value-type="string">
            <text:list xml:id="list7343859702859526870" text:style-name="WWNum3">
              <text:list-item>
                <text:p text:style-name="P12">Explications et justifications de votre thème</text:p>
              </text:list-item>
              <text:list-item>
                <text:p text:style-name="P12">Qualité du français</text:p>
              </text:list-item>
              <text:list-item>
                <text:p text:style-name="P12">Schéma de disposition </text:p>
              </text:list-item>
            </text:list>
          </table:table-cell>
          <table:table-cell table:style-name="Table1.A1" office:value-type="string">
            <text:p text:style-name="P5">8%</text:p>
          </table:table-cell>
        </table:table-row>
        <table:table-row table:style-name="Table1.1">
          <table:table-cell table:style-name="Table1.A1" office:value-type="string">
            <text:p text:style-name="P5">Qualité du design / impression artistique</text:p>
          </table:table-cell>
          <table:table-cell table:style-name="Table1.A1" office:value-type="string">
            <text:p text:style-name="P5"/>
          </table:table-cell>
          <table:table-cell table:style-name="Table1.A1" office:value-type="string">
            <text:p text:style-name="P5">12%</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row>
      </table:table>
      <text:p text:style-name="P3"/>
      <text:p text:style-name="P3">À remettre </text:p>
      <table:table table:name="Table2" table:style-name="Table2">
        <table:table-column table:style-name="Table2.A"/>
        <table:table-row table:style-name="Table2.1">
          <table:table-cell table:style-name="Table2.A1" office:value-type="string">
            <text:p text:style-name="P5">Page HTML et CSS</text:p>
          </table:table-cell>
        </table:table-row>
        <table:table-row table:style-name="Table2.1">
          <table:table-cell table:style-name="Table2.A1" office:value-type="string">
            <text:p text:style-name="P5">Images dans un dossier </text:p>
          </table:table-cell>
        </table:table-row>
        <table:table-row table:style-name="Table2.1">
          <table:table-cell table:style-name="Table2.A1" office:value-type="string">
            <text:p text:style-name="P5">Fichiers de travail ( Illustrator, autres ) <text:s/>dans un dossier</text:p>
          </table:table-cell>
        </table:table-row>
        <table:table-row table:style-name="Table2.1">
          <table:table-cell table:style-name="Table2.A1" office:value-type="string">
            <text:p text:style-name="P5">Document de remise ( incluant un schéma de votre design ) </text:p>
          </table:table-cell>
        </table:table-row>
        <table:table-row table:style-name="Table2.1">
          <table:table-cell table:style-name="Table2.A1" office:value-type="string">
            <text:p text:style-name="P5">Remise : <text:span text:style-name="T6">16 septembre </text:span>. Remise <text:s/>faite sur LÉA</text:p>
          </table:table-cell>
        </table:table-row>
        <table:table-row table:style-name="Table2.1">
          <table:table-cell table:style-name="Table2.A1" office:value-type="string">
            <text:p text:style-name="P5"/>
          </table:table-cell>
        </table:table-row>
        <table:table-row table:style-name="Table2.1">
          <table:table-cell table:style-name="Table2.A1" office:value-type="string">
            <text:p text:style-name="P5"/>
          </table:table-cell>
        </table:table-row>
      </table:table>
      <text:p text:style-name="P3"><text:soft-page-break/></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Optima-Regular" svg:font-family="Optima-Regular" style:font-family-generic="roman" style:font-pitch="variable"/>
    <style:font-face style:name="Tahoma" svg:font-family="Tahoma" style:font-family-generic="roman" style:font-pitch="variable"/>
    <style:font-face style:name="Tw Cen MT" svg:font-family="'Tw Cen M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tima-Regular1" svg:font-family="Optima-Regular"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CA"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CA"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d9d9d9"/>
      <style:paragraph-properties fo:background-color="#d9d9d9"/>
      <style:text-properties fo:font-style="italic" style:font-style-asian="italic"/>
    </style:style>
    <style:style style:name="MP2" style:family="paragraph" style:parent-style-name="Footer">
      <loext:graphic-properties draw:fill="solid" draw:fill-color="#d9d9d9"/>
      <style:paragraph-properties fo:background-color="#d9d9d9"/>
    </style:style>
    <style:style style:name="MT1" style:family="text">
      <style:text-properties fo:font-style="italic" style:font-style-asian="italic" style:font-name-complex="Calibri1"/>
    </style:style>
    <style:style style:name="MT2" style:family="text">
      <style:text-properties fo:font-style="italic" style:font-style-asian="italic"/>
    </style:style>
    <style:page-layout style:name="Mpm1">
      <style:page-layout-properties fo:page-width="21.59cm" fo:page-height="27.94cm" style:num-format="1" style:print-orientation="portrait" fo:margin-top="1.249cm" fo:margin-bottom="1.249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MP1">Cours B53 – Programmation en environnement graphique </text:p>
      </style:header>
      <style:footer>
        <text:p text:style-name="MP2"><text:span text:style-name="MT1">©</text:span><text:span text:style-name="MT2"> Éric Labonté, Cégep du Vieux Montréa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meta:initial-creator>
    <meta:editing-cycles>33</meta:editing-cycles>
    <meta:print-date>2013-03-12T16:15:00</meta:print-date>
    <meta:creation-date>2011-09-19T12:22:00</meta:creation-date>
    <dc:date>2016-09-19T18:17:34.058121925</dc:date>
    <meta:editing-duration>PT8H52M17S</meta:editing-duration>
    <meta:generator>LibreOffice/5.1.4.2$Linux_X86_64 LibreOffice_project/10m0$Build-2</meta:generator>
    <meta:document-statistic meta:table-count="2" meta:image-count="0" meta:object-count="0" meta:page-count="4" meta:paragraph-count="48" meta:word-count="818" meta:character-count="4899" meta:non-whitespace-character-count="41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